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546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547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3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548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313cm" svg:y1="15.425cm" svg:x2="11.488cm" svg:y2="14.26cm">
            <text:p/>
          </draw:line>
          <draw:g>
            <draw:line draw:style-name="gr2" draw:text-style-name="P1" draw:layer="layout" svg:x1="9.311cm" svg:y1="15.115cm" svg:x2="9.511cm" svg:y2="15.315cm">
              <text:p/>
            </draw:line>
            <draw:line draw:style-name="gr2" draw:text-style-name="P1" draw:layer="layout" svg:x1="9.31cm" svg:y1="15.315cm" svg:x2="9.511cm" svg:y2="15.116cm">
              <text:p/>
            </draw:line>
          </draw:g>
          <draw:g>
            <draw:line draw:style-name="gr2" draw:text-style-name="P1" draw:layer="layout" svg:x1="11.377cm" svg:y1="14.151cm" svg:x2="11.577cm" svg:y2="14.351cm">
              <text:p/>
            </draw:line>
            <draw:line draw:style-name="gr2" draw:text-style-name="P1" draw:layer="layout" svg:x1="11.378cm" svg:y1="14.352cm" svg:x2="11.578cm" svg:y2="14.152cm">
              <text:p/>
            </draw:line>
          </draw:g>
          <draw:line draw:style-name="gr3" draw:text-style-name="P1" draw:layer="layout" svg:x1="8.513cm" svg:y1="15.124cm" svg:x2="11.309cm" svg:y2="15.42cm">
            <text:p/>
          </draw:line>
          <draw:g>
            <draw:line draw:style-name="gr2" draw:text-style-name="P1" draw:layer="layout" svg:x1="11.223cm" svg:y1="15.318cm" svg:x2="11.422cm" svg:y2="15.517cm">
              <text:p/>
            </draw:line>
            <draw:line draw:style-name="gr2" draw:text-style-name="P1" draw:layer="layout" svg:x1="11.221cm" svg:y1="15.516cm" svg:x2="11.424cm" svg:y2="15.319cm">
              <text:p/>
            </draw:line>
          </draw:g>
          <draw:frame draw:style-name="gr4" draw:text-style-name="P3" draw:layer="layout" svg:width="0.941cm" svg:height="0.733cm" svg:x="8.868cm" svg:y="14.42cm">
            <draw:text-box draw:corner-radius="0.145cm">
              <text:p text:style-name="P2"><text:span text:style-name="T1">F </text:span></text:p>
            </draw:text-box>
          </draw:frame>
          <draw:frame draw:style-name="gr4" draw:text-style-name="P3" draw:layer="layout" svg:width="0.943cm" svg:height="0.733cm" svg:x="10.509cm" svg:y="15.221cm">
            <draw:text-box draw:corner-radius="0.145cm">
              <text:p text:style-name="P2"><text:span text:style-name="T1"><text:s/></text:span></text:p>
            </draw:text-box>
          </draw:frame>
          <draw:line draw:style-name="gr5" draw:text-style-name="P1" draw:layer="layout" svg:x1="8.684cm" svg:y1="15.55cm" svg:x2="12.413cm" svg:y2="13.824cm">
            <text:p/>
          </draw:line>
          <draw:frame draw:style-name="gr4" draw:text-style-name="P3" draw:layer="layout" svg:width="0.941cm" svg:height="0.733cm" svg:x="10.673cm" svg:y="13.723cm">
            <draw:text-box draw:corner-radius="0.145cm">
              <text:p text:style-name="P2"><text:span text:style-name="T1">E </text:span></text:p>
            </draw:text-box>
          </draw:frame>
          <draw:frame draw:style-name="gr4" draw:text-style-name="P3" draw:layer="layout" svg:width="0.941cm" svg:height="0.733cm" svg:x="11.114cm" svg:y="15.023cm">
            <draw:text-box draw:corner-radius="0.145cm">
              <text:p text:style-name="P2"><text:span text:style-name="T1">G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546" draw:display-name="Dashed (var) 6546" draw:style="rect" draw:dots1="1" draw:dots1-length="41%" draw:distance="31%"/>
    <draw:stroke-dash draw:name="Dashed_20__28_var_29__20_6547" draw:display-name="Dashed (var) 6547" draw:style="rect" draw:dots1="1" draw:dots1-length="41%" draw:distance="31%"/>
    <draw:stroke-dash draw:name="Dashed_20__28_var_29__20_6548" draw:display-name="Dashed (var) 6548" draw:style="rect" draw:dots1="1" draw:dots1-length="41%" draw:distance="3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0:00.607658242</meta:creation-date>
    <dc:date>2018-02-09T11:20:21.726688460</dc:date>
    <meta:editing-duration>PT21S</meta:editing-duration>
    <meta:editing-cycles>1</meta:editing-cycles>
    <meta:document-statistic meta:object-count="17"/>
    <meta:generator>LibreOffice/6.0.0.3$MacOSX_X86_64 LibreOffice_project/64a0f66915f38c6217de274f0aa8e15618924765</meta:generator>
  </office:meta>
</office:document-meta>
</file>